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KOMISJI REWIZYJNEJ</text:p>
      <text:p text:style-name="P1"/>
      <text:p text:style-name="P1"/>
      <text:p text:style-name="P5">Uchwała nr 5/2014</text:p>
      <text:p text:style-name="P5">o wyborze Komisji Rewizyjnej Stowarzyszenia Polska Grupa Użytkowników Pythona</text:p>
      <text:p text:style-name="P3"/>
      <text:p text:style-name="P3"/>
      <text:p text:style-name="P2"><text:tab/>Uczestnicy zebrania założycielskiego na spotkaniu w dniu 10 maja 2014 r. w Warszawie postanawiają wybrać Komisję Rewizyjną Stowarzyszenia Polska Grupa Użytkowników Pythona,<text:line-break/>w składzie:</text:p>
      <text:p text:style-name="P2"/>
      <text:list xml:id="list8572932451" text:style-name="L1">
        <text:list-item>
          <text:p text:style-name="P6">…................................................................ - Przewodniczący Komisji Rewizyjnej</text:p>
          <text:p text:style-name="P6"/>
        </text:list-item>
        <text:list-item>
          <text:p text:style-name="P6">…................................................................ - Wiceprzewodniczący Komisji Rewizyjnej</text:p>
          <text:p text:style-name="P6"/>
        </text:list-item>
        <text:list-item>
          <text:p text:style-name="P6">…................................................................ - Sekretarz Komisji Rewizyjnej</text:p>
        </text:list-item>
      </text:list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24:19</meta:creation-date>
    <dc:date>2014-05-09T01:06:29</dc:date>
    <meta:editing-duration>PT1M7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1" meta:paragraph-count="9" meta:word-count="61" meta:character-count="344" meta:non-whitespace-character-count="596"/>
  </office:meta>
</office:document-meta>
</file>